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17eb66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paragraph-rsid="000645a6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officeooo:rsid="000b286e" officeooo:paragraph-rsid="000b286e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c49e2" officeooo:paragraph-rsid="000645a6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8aa6f" officeooo:paragraph-rsid="0008aa6f" style:font-size-asian="10pt" style:font-size-complex="10pt"/>
    </style:style>
    <style:style style:name="P9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181f6b" officeooo:paragraph-rsid="00181f6b" style:font-size-asian="10pt" style:font-size-complex="10pt"/>
    </style:style>
    <style:style style:name="P10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11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1d1c3c" officeooo:paragraph-rsid="001d1c3c" style:font-size-asian="10pt" style:font-size-complex="10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17eb66" officeooo:paragraph-rsid="0017eb66" style:font-size-asian="10pt" style:font-size-complex="10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0645a6" officeooo:paragraph-rsid="0017eb66" style:font-size-asian="10pt" style:font-size-complex="10pt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c49e2" style:font-size-asian="10pt" style:font-size-complex="10pt"/>
    </style:style>
    <style:style style:name="T1" style:family="text">
      <style:text-properties officeooo:rsid="0008aa6f"/>
    </style:style>
    <style:style style:name="T2" style:family="text">
      <style:text-properties officeooo:rsid="000b4c79"/>
    </style:style>
    <style:style style:name="T3" style:family="text">
      <style:text-properties officeooo:rsid="0017eb66"/>
    </style:style>
    <style:style style:name="T4" style:family="text">
      <style:text-properties officeooo:rsid="00181f6b"/>
    </style:style>
    <style:style style:name="T5" style:family="text">
      <style:text-properties officeooo:rsid="001af360"/>
    </style:style>
    <style:style style:name="T6" style:family="text">
      <style:text-properties officeooo:rsid="001d1c3c"/>
    </style:style>
    <style:style style:name="T7" style:family="text">
      <style:text-properties officeooo:rsid="001e5d0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text:span text:style-name="T7">3.2</text:span></text:p>
      <text:p text:style-name="P1"/>
      <text:p text:style-name="P1">Nom : <text:span text:style-name="T3">Encaisser une commande</text:span></text:p>
      <text:p text:style-name="P1"/>
      <text:p text:style-name="P2">Acteur(s) : <text:span text:style-name="T2">Directeurs / Managers / Pizzaïolos / Caissiers / Livreurs</text:span></text:p>
      <text:p text:style-name="P1"/>
      <text:p text:style-name="P1">Description : <text:span text:style-name="T3">Les utilisateurs doivent pouvoir encaisser les paiements de commandes en retrait ou en livraison</text:span></text:p>
      <text:p text:style-name="P1"/>
      <text:p text:style-name="P1">Auteur : <text:span text:style-name="T5">Damien Ramelet</text:span></text:p>
      <text:p text:style-name="P1"/>
      <text:p text:style-name="P1">Date : <text:span text:style-name="T3">01/06/2020</text:span></text:p>
      <text:p text:style-name="P1"/>
      <text:p text:style-name="P1">Pré-conditions : <text:span text:style-name="T3">La commande à régler doit être à l’état « Prête » ou « En livraison »</text:span></text:p>
      <text:p text:style-name="P3"/>
      <text:p text:style-name="P1">Démarrage : <text:span text:style-name="T3">L’utilisateur clique sur « Encaisser la commande »</text:span></text:p>
      <text:p text:style-name="P1"/>
      <text:p text:style-name="P7">Scénario nominal :</text:p>
      <text:list xml:id="list2183614347" text:style-name="L1">
        <text:list-item>
          <text:p text:style-name="P12">Le système affiche le montant à régler</text:p>
        </text:list-item>
        <text:list-item>
          <text:p text:style-name="P12">L’utilisateur indique que client souhaite procéder à un paiement électronique</text:p>
        </text:list-item>
        <text:list-item>
          <text:p text:style-name="P12">L’utilisateur fait procéder le client au paiement électronique</text:p>
        </text:list-item>
        <text:list-item>
          <text:p text:style-name="P12">Le système vérifie que les informations de paiement sont correctes</text:p>
        </text:list-item>
        <text:list-item>
          <text:p text:style-name="P12">La transaction est autorisée et effectuée par le système bancaire</text:p>
        </text:list-item>
        <text:list-item>
          <text:p text:style-name="P12">Le système indique que la transaction a été effectuée et affiche un message de confirmation</text:p>
        </text:list-item>
        <text:list-item>
          <text:p text:style-name="P13">Le système enregistre le paiement</text:p>
        </text:list-item>
      </text:list>
      <text:list xml:id="list1436906208" text:style-name="L2">
        <text:list-header>
          <text:p text:style-name="P14"/>
        </text:list-header>
      </text:list>
      <text:p text:style-name="P7">Scénario <text:span text:style-name="T1">alternatif :</text:span></text:p>
      <text:p text:style-name="P9"><text:span text:style-name="T6">2</text:span>a. L’utilisateur indique que le client règle en espèces. Le système demande confirmation du règlement à l’utilisateur. L’utilisateur indique que le règlement a été effectué. Étape 7.</text:p>
      <text:p text:style-name="P6"/>
      <text:p text:style-name="P8">Scénario d’erreur :</text:p>
      <text:p text:style-name="P11">4a. Les informations de paiement sont incorrectes. Le système affiche un message d’erreur et invite l’utilisateur à réitérer</text:p>
      <text:p text:style-name="P9">5a. La transaction n’est pas autorisée par le système bancaire. Le système affiche un message d’erreur et invite l’utilisateur à faire choisir au client un autre mode de paiement</text:p>
      <text:p text:style-name="P5"/>
      <text:p text:style-name="P7">Fin :</text:p>
      <text:p text:style-name="P10">Scénario nominal : <text:span text:style-name="T4">La transaction est effectuée et le paiement enregistré par le système</text:span></text:p>
      <text:p text:style-name="P1"/>
      <text:p text:style-name="P4">Post-conditions : <text:span text:style-name="T4">La transaction a été enregistrée par le système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11:17:41.151000000</meta:creation-date>
    <meta:editing-duration>PT1M33S</meta:editing-duration>
    <meta:editing-cycles>2</meta:editing-cycles>
    <meta:generator>LibreOffice/6.3.1.2$Windows_X86_64 LibreOffice_project/b79626edf0065ac373bd1df5c28bd630b4424273</meta:generator>
    <dc:date>2020-06-02T22:21:41.947000000</dc:date>
    <meta:document-statistic meta:table-count="0" meta:image-count="0" meta:object-count="0" meta:page-count="1" meta:paragraph-count="24" meta:word-count="251" meta:character-count="1552" meta:non-whitespace-character-count="1332"/>
  </office:meta>
</office:document-meta>
</file>